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ug 4, 2021</text:p>
      <text:p text:style-name="Standard"/>
      <text:p text:style-name="Standard">Fraser Valley PPC EDA</text:p>
      <text:p text:style-name="Standard">Website Content for Candidates</text:p>
      <text:p text:style-name="Standard"/>
      <text:p text:style-name="Standard">Please find on the following pages the website text content for ONE candidate.</text:p>
      <text:p text:style-name="Standard"/>
      <text:p text:style-name="Standard">Following is ONE candidate's text submission for content ordered on one page where possible with explanations with clear headers and subheaders to identify what goes where.</text:p>
      <text:p text:style-name="Standard"/>
      <text:p text:style-name="Standard">We have printed material at the printes now. The website must be 100% operational before Saturday.</text:p>
      <text:p text:style-name="Standard">We are under the gun now. </text:p>
      <text:p text:style-name="Standard"/>
      <text:p text:style-name="Standard">If you have any questions at all call my cell (236) 986-1337 DAY or NIGHT.</text:p>
      <text:p text:style-name="Standard"/>
      <text:p text:style-name="Standard">Partial Web Site Map</text:p>
      <text:p text:style-name="Standard"/>
      <text:p text:style-name="Standard">Landing page</text:p>
      <text:p text:style-name="Standard"><text:tab/>Candidates page</text:p>
      <text:p text:style-name="Standard"><text:tab/><text:tab/>Kevin profile page</text:p>
      <text:p text:style-name="Standard"><text:tab/><text:tab/><text:tab/>Kevin Issue/Solution 1 page</text:p>
      <text:p text:style-name="Standard"><text:tab/><text:tab/><text:tab/>Kevin Issue/Solution 2 page</text:p>
      <text:p text:style-name="Standard"><text:tab/><text:tab/><text:tab/>Kevin Issue/Solution 3 page</text:p>
      <text:p text:style-name="Standard"><text:tab/><text:tab/>Tyler profile page</text:p>
      <text:p text:style-name="Standard"><text:tab/><text:tab/><text:tab/>Tyler Issue/Solution 1 page</text:p>
      <text:p text:style-name="Standard"><text:tab/><text:tab/><text:tab/>Tyler Issue/Solution 2 page</text:p>
      <text:p text:style-name="Standard"><text:tab/><text:tab/><text:tab/>Tyler Issue/Solution 3 page</text:p>
      <text:p text:style-name="Standard"><text:tab/><text:tab/>Rob profile page</text:p>
      <text:p text:style-name="Standard"><text:tab/><text:tab/><text:tab/>Rob Issue/Solution 1 page</text:p>
      <text:p text:style-name="Standard"><text:tab/><text:tab/><text:tab/>Rob Issue/Solution 2 page</text:p>
      <text:p text:style-name="Standard"><text:tab/><text:tab/><text:tab/>Rob Issue/Solution 3 page</text:p>
      <text:p text:style-name="P1">Tyler Niles, Candidate for Mission-Matsqui-Fraser Canyon</text:p>
      <text:p text:style-name="Standard"/>
      <text:p text:style-name="Standard">/// content of tylerniles_profile.html ///</text:p>
      <text:p text:style-name="Standard"/>
      <text:p text:style-name="Standard">Profile </text:p>
      <text:p text:style-name="Standard"/>
      <text:p text:style-name="Standard">/// content of scrolling container _Profile ///</text:p>
      <text:p text:style-name="Standard"/>
      <text:p text:style-name="Standard">I completed my Automotive Red Seal at UFV, as well as various business courses at Kwantlan Polytechnic University. I am the owner and operator of Niles Mobile Repair, working fulltime on heavy duty Mercedes-Benz Unimogs, agricultural equipment and other off-highway vehicles. <text:s/>As a businessman I have succeeded only because I deliver on my promises and cultivate trust from my customers.</text:p>
      <text:p text:style-name="Standard"/>
      <text:p text:style-name="Standard">Since 2020, I have served as the fleet officer for Mission Search and Rescue, which I joined in 2019. <text:s/>I am fully trained as a First Responder, complete with FR First Aid, Swiftwater Rescue, basic GSAR <text:s/>(Ground Search and Rescue).</text:p>
      <text:p text:style-name="Standard"/>
      <text:p text:style-name="Standard">I attend Northview Community Church with my wife of seven years and two young boys. I love spending time with my family, playing baseball, hunting, hiking, fishing, and exploring Beautiful British Columbia.</text:p>
      <text:p text:style-name="P1">Issues / Solutions (static teaser container)</text:p>
      <text:p text:style-name="Standard"/>
      <text:p text:style-name="Standard">/// content of scrolling container _IssuesSolutionsTeaser ///</text:p>
      <text:p text:style-name="Standard"/>
      <text:p text:style-name="Standard">* Issue: Unresolved Indigenous Issues</text:p>
      <text:p text:style-name="Standard"><text:s text:c="3"/>Solution: We will work to empower First Nations communities, not micro-manage them. [More&amp;#8230;]</text:p>
      <text:p text:style-name="Standard"/>
      <text:p text:style-name="Standard">/// links to tylerniles_solutions_1.html ///</text:p>
      <text:p text:style-name="Standard"/>
      <text:p text:style-name="Standard"/>
      <text:p text:style-name="Standard">* Issue: Current Failings in Health Care</text:p>
      <text:p text:style-name="Standard"><text:s text:c="3"/>Solution: Health care should be under the responsibility of provincial governments. [More&amp;#8230;]</text:p>
      <text:p text:style-name="Standard"/>
      <text:p text:style-name="Standard">/// links to tylerniles_solutions_2.html /// </text:p>
      <text:p text:style-name="Standard"/>
      <text:p text:style-name="Standard"/>
      <text:p text:style-name="Standard">* Issue: Legal Firearms Ownership and Operation</text:p>
      <text:p text:style-name="Standard"><text:s text:c="3"/>Solution: The Firearms Act needs to be updated with effective measures to [More&amp;#8230;]</text:p>
      <text:p text:style-name="Standard"/>
      <text:p text:style-name="Standard">/// links to tylerniles_solutions_3.html ///</text:p>
      <text:p text:style-name="P1">Issues &amp; Solutions page 1</text:p>
      <text:p text:style-name="Standard">(kevinsinclair_solutions_1.html)</text:p>
      <text:p text:style-name="Standard"/>
      <text:p text:style-name="Standard">/// Issue 1 text populates _Issue_1 scrolling container ///</text:p>
      <text:p text:style-name="Standard"/>
      <text:p text:style-name="Standard">Unresolved Indigenous Issues</text:p>
      <text:p text:style-name="Standard"/>
      <text:p text:style-name="Standard">Our local First Nations peoples have endured many injustices. There are some local communities that lack basic services, like clean water and proper sewer systems, and struggle with the effects of substance abuse, domestic violence and suicide.</text:p>
      <text:p text:style-name="Standard"/>
      <text:p text:style-name="Standard">/// Solution 1 text populates _Solution_1 scrolling container ///</text:p>
      <text:p text:style-name="Standard"/>
      <text:p text:style-name="Standard">Comprehensive Solutions Versus Band-aids</text:p>
      <text:p text:style-name="Standard"/>
      <text:p text:style-name="Standard">We will work to empower First Nations communities, not micro-manage them. The People's Party of Canada will continue to provide these communities all existing levels of funding, but Indigenous leaders will gain the means and responsibility to set their own priorities and manage their own affairs. Along with this the PPC Government will work to establish individual property rights on reservations, empowering residents to control their own lives.</text:p>
      <text:p text:style-name="P1">Issues &amp; Solutions page 2</text:p>
      <text:p text:style-name="Standard">(tylerniles_solutions_2.html)</text:p>
      <text:p text:style-name="Standard"/>
      <text:p text:style-name="Standard">/// Issue 2 text populates _Issue_2 scrolling container ///</text:p>
      <text:p text:style-name="Standard"/>
      <text:p text:style-name="Standard">Current Failings in Health Care</text:p>
      <text:p text:style-name="Standard"/>
      <text:p text:style-name="Standard">Our hospitals have terribly long wait times when compared to hospitals across the United States and Europe. Our nurses, doctors and paramedics are over-worked, and suffer under the pressure this pandemic has forced upon them.</text:p>
      <text:p text:style-name="Standard"/>
      <text:p text:style-name="Standard">Progressive Solutions</text:p>
      <text:p text:style-name="Standard"/>
      <text:p text:style-name="Standard">Health care should be under the responsibility of provincial governments. Giving provinces their constitutionally guranteed ability to dictate and decide what they do with their funding will allow them to reduce wait times and staff according to their needs. The PPC will abolish the GST, giving provinces the ability to expand PST, which will then be a harmonized tax they fully control.</text:p>
      <text:p text:style-name="Standard"/>
      <text:p text:style-name="Standard">/// Solution 2 text populates _Solution_2 scrolling container ///</text:p>
      <text:p text:style-name="P1">Issues &amp; Solutions page 3</text:p>
      <text:p text:style-name="Standard">(tylerniles_solutions_3.html)</text:p>
      <text:p text:style-name="Standard"/>
      <text:p text:style-name="Standard">/// Issue 3 text populates _Issue_3 scrolling container ///</text:p>
      <text:p text:style-name="Standard"/>
      <text:p text:style-name="Standard">Legal Firearms Ownership and Operation</text:p>
      <text:p text:style-name="Standard"/>
      <text:p text:style-name="Standard">Firearms rights are being stripped from upstanding law abiding citizens at an alarming rate, while criminals are getting reduced sentences. Currently, the rules protect criminals while unfairly targeting legally licensed gun owners.</text:p>
      <text:p text:style-name="Standard"/>
      <text:p text:style-name="Standard">/// Solution 3 text populates _Solution_3 scrolling container ///</text:p>
      <text:p text:style-name="Standard"/>
      <text:p text:style-name="Standard">Penalize the Criminal Instead of the Law-abiding Citizen</text:p>
      <text:p text:style-name="Standard"/>
      <text:p text:style-name="Standard">The Firearms Act needs to be updated with effective measures to strengthen public safety. The Criminal Code needs to be reformed, imposing stricter sentences on criminal gun use. Firearm classifications should be based on function, and governemnt officials should stop pandering to anti-gun lobbies that demonstrate a profound ignorance on this iss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Knight</meta:initial-creator>
    <meta:creation-date>2021-08-04T18:23:13.33</meta:creation-date>
    <dc:date>2021-08-25T08:01:41.46</dc:date>
    <dc:creator>Timothy Knight</dc:creator>
    <meta:editing-duration>PT5H10M30S</meta:editing-duration>
    <meta:editing-cycles>34</meta:editing-cycles>
    <meta:generator>OpenOffice/4.1.7$Win32 OpenOffice.org_project/417m1$Build-9800</meta:generator>
    <meta:document-statistic meta:table-count="0" meta:image-count="0" meta:object-count="0" meta:page-count="6" meta:paragraph-count="65" meta:word-count="761" meta:character-count="5147"/>
  </office:meta>
</office:document-meta>
</file>